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6a61" officeooo:paragraph-rsid="00116a61"/>
    </style:style>
    <style:style style:name="P2" style:family="paragraph" style:parent-style-name="Standard">
      <style:paragraph-properties fo:text-align="start" style:justify-single-word="false"/>
      <style:text-properties officeooo:rsid="00116a61" officeooo:paragraph-rsid="00116a61"/>
    </style:style>
    <style:style style:name="P3" style:family="paragraph" style:parent-style-name="Standard">
      <style:paragraph-properties fo:text-align="start" style:justify-single-word="false"/>
      <style:text-properties officeooo:rsid="00123e9b" officeooo:paragraph-rsid="00123e9b"/>
    </style:style>
    <style:style style:name="P4" style:family="paragraph" style:parent-style-name="Standard">
      <style:paragraph-properties fo:text-align="start" style:justify-single-word="false"/>
      <style:text-properties officeooo:rsid="00123e9b" officeooo:paragraph-rsid="0013d391"/>
    </style:style>
    <style:style style:name="P5" style:family="paragraph" style:parent-style-name="Standard">
      <style:paragraph-properties fo:text-align="start" style:justify-single-word="false"/>
      <style:text-properties officeooo:rsid="00123e9b" officeooo:paragraph-rsid="00116a61"/>
    </style:style>
    <style:style style:name="P6" style:family="paragraph" style:parent-style-name="Standard">
      <style:paragraph-properties fo:text-align="center" style:justify-single-word="false"/>
      <style:text-properties officeooo:rsid="00123e9b" officeooo:paragraph-rsid="00123e9b"/>
    </style:style>
    <style:style style:name="P7" style:family="paragraph" style:parent-style-name="Standard">
      <style:paragraph-properties fo:text-align="start" style:justify-single-word="false"/>
      <style:text-properties officeooo:rsid="0013d391" officeooo:paragraph-rsid="0013d391"/>
    </style:style>
    <style:style style:name="P8" style:family="paragraph" style:parent-style-name="Standard">
      <style:paragraph-properties fo:text-align="start" style:justify-single-word="false"/>
      <style:text-properties officeooo:rsid="0013d391" officeooo:paragraph-rsid="0016fc76"/>
    </style:style>
    <style:style style:name="P9" style:family="paragraph" style:parent-style-name="Standard">
      <style:paragraph-properties fo:text-align="start" style:justify-single-word="false"/>
      <style:text-properties officeooo:rsid="0015de4c" officeooo:paragraph-rsid="0015de4c"/>
    </style:style>
    <style:style style:name="P10" style:family="paragraph" style:parent-style-name="Standard">
      <style:paragraph-properties fo:text-align="start" style:justify-single-word="false"/>
      <style:text-properties fo:font-style="italic" officeooo:rsid="0015de4c" officeooo:paragraph-rsid="0015de4c" style:font-style-asian="italic" style:font-style-complex="italic"/>
    </style:style>
    <style:style style:name="P11" style:family="paragraph" style:parent-style-name="Standard">
      <style:paragraph-properties fo:text-align="start" style:justify-single-word="false"/>
      <style:text-properties fo:font-style="italic" officeooo:rsid="0015de4c" officeooo:paragraph-rsid="00237820" style:font-style-asian="italic" style:font-style-complex="italic"/>
    </style:style>
    <style:style style:name="P12" style:family="paragraph" style:parent-style-name="Standard">
      <style:paragraph-properties fo:text-align="start" style:justify-single-word="false"/>
      <style:text-properties fo:font-style="italic" officeooo:rsid="0016fc76" officeooo:paragraph-rsid="0016fc76" style:font-style-asian="italic" style:font-style-complex="italic"/>
    </style:style>
    <style:style style:name="P13" style:family="paragraph" style:parent-style-name="Standard">
      <style:paragraph-properties fo:text-align="start" style:justify-single-word="false"/>
      <style:text-properties fo:font-style="italic" officeooo:rsid="001de290" officeooo:paragraph-rsid="001de290" style:font-style-asian="italic" style:font-style-complex="italic"/>
    </style:style>
    <style:style style:name="P14" style:family="paragraph" style:parent-style-name="Standard">
      <style:paragraph-properties fo:text-align="start" style:justify-single-word="false"/>
      <style:text-properties fo:font-style="italic" officeooo:rsid="001f3306" officeooo:paragraph-rsid="001f3306" style:font-style-asian="italic" style:font-style-complex="italic"/>
    </style:style>
    <style:style style:name="P15" style:family="paragraph" style:parent-style-name="Standard">
      <style:paragraph-properties fo:text-align="start" style:justify-single-word="false"/>
      <style:text-properties officeooo:rsid="0020ba64" officeooo:paragraph-rsid="0020ba64"/>
    </style:style>
    <style:style style:name="P16" style:family="paragraph" style:parent-style-name="Standard">
      <style:paragraph-properties fo:text-align="start" style:justify-single-word="false"/>
      <style:text-properties style:text-underline-style="none" officeooo:rsid="00237820" officeooo:paragraph-rsid="00237820"/>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officeooo:rsid="002220d0" officeooo:paragraph-rsid="002220d0" style:font-style-asian="normal" style:font-style-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officeooo:rsid="0015de4c" officeooo:paragraph-rsid="0015de4c" style:font-style-asian="normal" style:font-style-complex="normal"/>
    </style:style>
    <style:style style:name="P19" style:family="paragraph" style:parent-style-name="Standard">
      <style:paragraph-properties fo:text-align="start" style:justify-single-word="false"/>
      <style:text-properties fo:font-style="normal" style:text-underline-style="solid" style:text-underline-width="auto" style:text-underline-color="font-color" officeooo:rsid="00302bb5" officeooo:paragraph-rsid="00320e38" style:font-style-asian="normal" style:font-style-complex="normal"/>
    </style:style>
    <style:style style:name="P20" style:family="paragraph" style:parent-style-name="Standard">
      <style:paragraph-properties fo:text-align="start" style:justify-single-word="false"/>
      <style:text-properties fo:font-style="normal" style:text-underline-style="solid" style:text-underline-width="auto" style:text-underline-color="font-color" officeooo:rsid="00302bb5" officeooo:paragraph-rsid="0037a19e" style:font-style-asian="normal" style:font-style-complex="normal"/>
    </style:style>
    <style:style style:name="P21" style:family="paragraph" style:parent-style-name="Standard">
      <style:paragraph-properties fo:text-align="start" style:justify-single-word="false"/>
      <style:text-properties fo:font-style="normal" style:text-underline-style="solid" style:text-underline-width="auto" style:text-underline-color="font-color" officeooo:rsid="00302bb5" officeooo:paragraph-rsid="0039d9ad" style:font-style-asian="normal" style:font-style-complex="normal"/>
    </style:style>
    <style:style style:name="P22" style:family="paragraph" style:parent-style-name="Standard">
      <style:paragraph-properties fo:text-align="start" style:justify-single-word="false"/>
      <style:text-properties fo:font-style="normal" style:text-underline-style="solid" style:text-underline-width="auto" style:text-underline-color="font-color" officeooo:rsid="00320e38" officeooo:paragraph-rsid="00320e38" style:font-style-asian="normal" style:font-style-complex="normal"/>
    </style:style>
    <style:style style:name="P23" style:family="paragraph" style:parent-style-name="Standard">
      <style:paragraph-properties fo:text-align="start" style:justify-single-word="false"/>
      <style:text-properties fo:font-style="normal" style:text-underline-style="solid" style:text-underline-width="auto" style:text-underline-color="font-color" officeooo:rsid="00320e38" officeooo:paragraph-rsid="0037a19e" style:font-style-asian="normal" style:font-style-complex="normal"/>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officeooo:rsid="00320e38" officeooo:paragraph-rsid="0039d9ad" style:font-style-asian="normal" style:font-style-complex="normal"/>
    </style:style>
    <style:style style:name="P25" style:family="paragraph" style:parent-style-name="Standard">
      <style:paragraph-properties fo:text-align="start" style:justify-single-word="false"/>
      <style:text-properties fo:font-style="normal" style:text-underline-style="solid" style:text-underline-width="auto" style:text-underline-color="font-color" officeooo:rsid="0034cff6" officeooo:paragraph-rsid="0034cff6" style:font-style-asian="normal" style:font-style-complex="normal"/>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officeooo:rsid="0034cff6" officeooo:paragraph-rsid="00391933" style:font-style-asian="normal" style:font-style-complex="normal"/>
    </style:style>
    <style:style style:name="P27" style:family="paragraph" style:parent-style-name="Standard">
      <style:paragraph-properties fo:text-align="start" style:justify-single-word="false"/>
      <style:text-properties fo:font-style="normal" style:text-underline-style="solid" style:text-underline-width="auto" style:text-underline-color="font-color" officeooo:rsid="0034cff6" officeooo:paragraph-rsid="0039d9ad" style:font-style-asian="normal" style:font-style-complex="normal"/>
    </style:style>
    <style:style style:name="P28" style:family="paragraph" style:parent-style-name="Standard">
      <style:paragraph-properties fo:text-align="start" style:justify-single-word="false"/>
      <style:text-properties fo:font-style="normal" officeooo:rsid="0015de4c" officeooo:paragraph-rsid="0015de4c" style:font-style-asian="normal" style:font-style-complex="normal"/>
    </style:style>
    <style:style style:name="P29" style:family="paragraph" style:parent-style-name="Standard">
      <style:paragraph-properties fo:text-align="start" style:justify-single-word="false"/>
      <style:text-properties fo:font-style="normal" officeooo:rsid="0015de4c" officeooo:paragraph-rsid="00183525" style:font-style-asian="normal" style:font-style-complex="normal"/>
    </style:style>
    <style:style style:name="P30" style:family="paragraph" style:parent-style-name="Standard">
      <style:paragraph-properties fo:text-align="start" style:justify-single-word="false"/>
      <style:text-properties fo:font-style="normal" officeooo:rsid="0016fc76" officeooo:paragraph-rsid="0016fc76" style:font-style-asian="normal" style:font-style-complex="normal"/>
    </style:style>
    <style:style style:name="P31" style:family="paragraph" style:parent-style-name="Standard">
      <style:paragraph-properties fo:text-align="start" style:justify-single-word="false"/>
      <style:text-properties fo:font-style="normal" officeooo:rsid="001de290" officeooo:paragraph-rsid="001f3306" style:font-style-asian="normal" style:font-style-complex="normal"/>
    </style:style>
    <style:style style:name="P32" style:family="paragraph" style:parent-style-name="Standard">
      <style:paragraph-properties fo:text-align="start" style:justify-single-word="false"/>
      <style:text-properties fo:font-style="normal" officeooo:rsid="001de290" officeooo:paragraph-rsid="001de290" style:font-style-asian="normal" style:font-style-complex="normal"/>
    </style:style>
    <style:style style:name="P33" style:family="paragraph" style:parent-style-name="Standard">
      <style:paragraph-properties fo:text-align="start" style:justify-single-word="false"/>
      <style:text-properties fo:font-style="normal" officeooo:rsid="001f91ad" officeooo:paragraph-rsid="001de290" style:font-style-asian="normal" style:font-style-complex="normal"/>
    </style:style>
    <style:style style:name="P34" style:family="paragraph" style:parent-style-name="Standard">
      <style:paragraph-properties fo:text-align="start" style:justify-single-word="false"/>
      <style:text-properties fo:font-style="normal" officeooo:rsid="0020ba64" officeooo:paragraph-rsid="0020ba64" style:font-style-asian="normal" style:font-style-complex="normal"/>
    </style:style>
    <style:style style:name="P35" style:family="paragraph" style:parent-style-name="Standard">
      <style:paragraph-properties fo:text-align="start" style:justify-single-word="false"/>
      <style:text-properties fo:font-style="normal" officeooo:rsid="00148ab7" officeooo:paragraph-rsid="0018667b" style:font-style-asian="normal" style:font-style-complex="normal"/>
    </style:style>
    <style:style style:name="P36" style:family="paragraph" style:parent-style-name="Standard">
      <style:paragraph-properties fo:text-align="start" style:justify-single-word="false"/>
      <style:text-properties fo:font-style="normal" officeooo:rsid="0018667b" officeooo:paragraph-rsid="0018667b"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20ba64" officeooo:paragraph-rsid="0020ba64"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22af18" officeooo:paragraph-rsid="002220d0"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237820" officeooo:paragraph-rsid="00237820"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302bb5" officeooo:paragraph-rsid="00302bb5"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302bb5" officeooo:paragraph-rsid="00320e38"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302bb5" officeooo:paragraph-rsid="0037a19e"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302bb5" officeooo:paragraph-rsid="0039d9ad"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320e38" officeooo:paragraph-rsid="00320e38"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320e38" officeooo:paragraph-rsid="0037a19e"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320e38" officeooo:paragraph-rsid="0039d9ad"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3432df" officeooo:paragraph-rsid="003432df"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3432df" officeooo:paragraph-rsid="0034cff6"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3432df" officeooo:paragraph-rsid="0039d9ad"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3432df" officeooo:paragraph-rsid="00391933"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3655e1" officeooo:paragraph-rsid="003655e1"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3655e1" officeooo:paragraph-rsid="0039d9ad"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37a19e" officeooo:paragraph-rsid="0037a19e"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39d9ad" officeooo:paragraph-rsid="0039d9ad"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3f643d" officeooo:paragraph-rsid="003f643d"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3f643d" officeooo:paragraph-rsid="004291b7" style:font-style-asian="normal" style:font-style-complex="normal"/>
    </style:style>
    <style:style style:name="P57" style:family="paragraph" style:parent-style-name="Standard">
      <style:paragraph-properties fo:text-align="start" style:justify-single-word="false"/>
      <style:text-properties fo:font-style="normal" style:text-underline-style="none" officeooo:rsid="004291b7" officeooo:paragraph-rsid="004291b7" style:font-style-asian="normal" style:font-style-complex="normal"/>
    </style:style>
    <style:style style:name="P58" style:family="paragraph" style:parent-style-name="Standard">
      <style:paragraph-properties fo:text-align="start" style:justify-single-word="false"/>
      <style:text-properties fo:font-style="normal" style:text-underline-style="none" fo:font-weight="bold" officeooo:rsid="00302bb5" officeooo:paragraph-rsid="0037a19e"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fo:font-style="normal" style:text-underline-style="none" fo:font-weight="bold" officeooo:rsid="00302bb5" officeooo:paragraph-rsid="0039d9ad" style:font-style-asian="normal" style:font-weight-asian="bold" style:font-style-complex="normal" style:font-weight-complex="bold"/>
    </style:style>
    <style:style style:name="P60" style:family="paragraph" style:parent-style-name="Standard">
      <style:paragraph-properties fo:text-align="center" style:justify-single-word="false"/>
      <style:text-properties fo:font-style="normal" style:text-underline-style="none" fo:font-weight="bold" officeooo:rsid="00302bb5" officeooo:paragraph-rsid="00320e38"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officeooo:rsid="0016fc76" officeooo:paragraph-rsid="0016fc76"/>
    </style:style>
    <style:style style:name="P62" style:family="paragraph" style:parent-style-name="Standard">
      <style:paragraph-properties fo:text-align="start" style:justify-single-word="false"/>
      <style:text-properties officeooo:rsid="00255292" officeooo:paragraph-rsid="00255292"/>
    </style:style>
    <style:style style:name="P63" style:family="paragraph" style:parent-style-name="Standard">
      <style:paragraph-properties fo:text-align="start" style:justify-single-word="false"/>
      <style:text-properties fo:color="#000000" fo:font-style="normal" style:text-underline-style="none" officeooo:rsid="00320e38" officeooo:paragraph-rsid="00320e38" style:font-style-asian="normal" style:font-style-complex="normal"/>
    </style:style>
    <style:style style:name="P64" style:family="paragraph" style:parent-style-name="Standard">
      <style:paragraph-properties fo:text-align="start" style:justify-single-word="false"/>
      <style:text-properties fo:color="#000000" fo:font-style="normal" style:text-underline-style="none" officeooo:rsid="003432df" officeooo:paragraph-rsid="0042a9ed" style:font-style-asian="normal" style:font-style-complex="normal"/>
    </style:style>
    <style:style style:name="P65" style:family="paragraph" style:parent-style-name="Standard">
      <style:paragraph-properties fo:text-align="start" style:justify-single-word="false"/>
      <style:text-properties fo:color="#000000" fo:font-style="normal" style:text-underline-style="none" officeooo:rsid="0042a9ed" officeooo:paragraph-rsid="0042a9ed" style:font-style-asian="normal" style:font-style-complex="normal"/>
    </style:style>
    <style:style style:name="P66" style:family="paragraph" style:parent-style-name="Standard">
      <style:paragraph-properties fo:text-align="start" style:justify-single-word="false"/>
      <style:text-properties fo:color="#069a2e" fo:font-style="normal" style:text-underline-style="none" officeooo:rsid="00320e38" officeooo:paragraph-rsid="00320e38" style:font-style-asian="normal" style:font-style-complex="normal"/>
    </style:style>
    <style:style style:name="P67" style:family="paragraph" style:parent-style-name="Standard">
      <style:paragraph-properties fo:text-align="start" style:justify-single-word="false"/>
      <style:text-properties fo:color="#3faf46" fo:font-style="normal" style:text-underline-style="none" officeooo:rsid="003432df" officeooo:paragraph-rsid="00391933" style:font-style-asian="normal" style:font-style-complex="normal"/>
    </style:style>
    <style:style style:name="P68" style:family="paragraph" style:parent-style-name="Standard">
      <style:paragraph-properties fo:text-align="start" style:justify-single-word="false" fo:break-before="page"/>
      <style:text-properties style:text-underline-style="none" officeooo:rsid="00237820" officeooo:paragraph-rsid="00237820"/>
    </style:style>
    <style:style style:name="P69" style:family="paragraph" style:parent-style-name="Standard">
      <style:paragraph-properties fo:text-align="center" style:justify-single-word="false" fo:break-before="page"/>
      <style:text-properties fo:font-style="normal" style:text-underline-style="none" fo:font-weight="bold" officeooo:rsid="0037a19e" officeooo:paragraph-rsid="0037a19e" style:font-style-asian="normal" style:font-weight-asian="bold" style:font-style-complex="normal" style:font-weight-complex="bold"/>
    </style:style>
    <style:style style:name="P70" style:family="paragraph" style:parent-style-name="Standard">
      <style:paragraph-properties fo:text-align="center" style:justify-single-word="false" fo:break-before="page"/>
      <style:text-properties fo:font-style="normal" style:text-underline-style="none" fo:font-weight="bold" officeooo:rsid="0039d9ad" officeooo:paragraph-rsid="0039d9ad" style:font-style-asian="normal" style:font-weight-asian="bold" style:font-style-complex="normal" style:font-weight-complex="bold"/>
    </style:style>
    <style:style style:name="P71" style:family="paragraph" style:parent-style-name="Standard" style:list-style-name="L1">
      <style:paragraph-properties fo:text-align="start" style:justify-single-word="false"/>
      <style:text-properties officeooo:rsid="00123e9b" officeooo:paragraph-rsid="00123e9b"/>
    </style:style>
    <style:style style:name="P72" style:family="paragraph" style:parent-style-name="Standard" style:list-style-name="L2">
      <style:paragraph-properties fo:text-align="start" style:justify-single-word="false"/>
      <style:text-properties officeooo:rsid="00123e9b" officeooo:paragraph-rsid="00123e9b"/>
    </style:style>
    <style:style style:name="P73" style:family="paragraph" style:parent-style-name="Standard" style:list-style-name="L3">
      <style:paragraph-properties fo:text-align="start" style:justify-single-word="false"/>
      <style:text-properties officeooo:rsid="00123e9b" officeooo:paragraph-rsid="00123e9b"/>
    </style:style>
    <style:style style:name="P74" style:family="paragraph" style:parent-style-name="Standard" style:list-style-name="L4">
      <style:paragraph-properties fo:text-align="start" style:justify-single-word="false"/>
      <style:text-properties officeooo:rsid="00123e9b" officeooo:paragraph-rsid="00123e9b"/>
    </style:style>
    <style:style style:name="P75" style:family="paragraph" style:parent-style-name="Standard" style:list-style-name="L5">
      <style:paragraph-properties fo:text-align="start" style:justify-single-word="false"/>
      <style:text-properties officeooo:rsid="00123e9b" officeooo:paragraph-rsid="00123e9b"/>
    </style:style>
    <style:style style:name="P76" style:family="paragraph" style:parent-style-name="Standard" style:list-style-name="L6">
      <style:paragraph-properties fo:text-align="start" style:justify-single-word="false"/>
      <style:text-properties officeooo:rsid="00123e9b" officeooo:paragraph-rsid="00123e9b"/>
    </style:style>
    <style:style style:name="P77" style:family="paragraph" style:parent-style-name="Standard" style:list-style-name="L7">
      <style:paragraph-properties fo:text-align="start" style:justify-single-word="false"/>
      <style:text-properties officeooo:rsid="0013d391" officeooo:paragraph-rsid="0013d391"/>
    </style:style>
    <style:style style:name="P78" style:family="paragraph" style:parent-style-name="Standard" style:list-style-name="L7">
      <style:paragraph-properties fo:text-align="start" style:justify-single-word="false"/>
      <style:text-properties officeooo:rsid="0013d391" officeooo:paragraph-rsid="0029ab90"/>
    </style:style>
    <style:style style:name="P79" style:family="paragraph" style:parent-style-name="Standard" style:list-style-name="L8">
      <style:paragraph-properties fo:text-align="start" style:justify-single-word="false"/>
      <style:text-properties officeooo:rsid="0013d391" officeooo:paragraph-rsid="0013d391"/>
    </style:style>
    <style:style style:name="P80" style:family="paragraph" style:parent-style-name="Standard" style:list-style-name="L9">
      <style:paragraph-properties fo:text-align="start" style:justify-single-word="false"/>
      <style:text-properties officeooo:rsid="0013d391" officeooo:paragraph-rsid="0013d391"/>
    </style:style>
    <style:style style:name="P81" style:family="paragraph" style:parent-style-name="Standard" style:list-style-name="L13">
      <style:paragraph-properties fo:text-align="start" style:justify-single-word="false"/>
      <style:text-properties officeooo:rsid="0013d391" officeooo:paragraph-rsid="00183525"/>
    </style:style>
    <style:style style:name="P82" style:family="paragraph" style:parent-style-name="Standard" style:list-style-name="L9">
      <style:paragraph-properties fo:text-align="start" style:justify-single-word="false"/>
      <style:text-properties officeooo:rsid="00148ab7" officeooo:paragraph-rsid="00148ab7"/>
    </style:style>
    <style:style style:name="P83" style:family="paragraph" style:parent-style-name="Standard" style:list-style-name="L13">
      <style:paragraph-properties fo:text-align="start" style:justify-single-word="false"/>
      <style:text-properties officeooo:rsid="00148ab7" officeooo:paragraph-rsid="00183525"/>
    </style:style>
    <style:style style:name="P84" style:family="paragraph" style:parent-style-name="Standard" style:list-style-name="L13">
      <style:paragraph-properties fo:text-align="start" style:justify-single-word="false"/>
      <style:text-properties officeooo:rsid="00148ab7" officeooo:paragraph-rsid="0018667b"/>
    </style:style>
    <style:style style:name="P85" style:family="paragraph" style:parent-style-name="Standard" style:list-style-name="L10">
      <style:paragraph-properties fo:text-align="start" style:justify-single-word="false"/>
      <style:text-properties officeooo:rsid="0015de4c" officeooo:paragraph-rsid="0015de4c"/>
    </style:style>
    <style:style style:name="P86" style:family="paragraph" style:parent-style-name="Standard" style:list-style-name="L11">
      <style:paragraph-properties fo:text-align="start" style:justify-single-word="false"/>
      <style:text-properties officeooo:rsid="0015de4c" officeooo:paragraph-rsid="0015de4c"/>
    </style:style>
    <style:style style:name="P87" style:family="paragraph" style:parent-style-name="Standard" style:list-style-name="L13">
      <style:paragraph-properties fo:text-align="start" style:justify-single-word="false"/>
      <style:text-properties officeooo:rsid="0015de4c" officeooo:paragraph-rsid="00183525"/>
    </style:style>
    <style:style style:name="P88" style:family="paragraph" style:parent-style-name="Standard" style:list-style-name="L13">
      <style:paragraph-properties fo:text-align="start" style:justify-single-word="false"/>
      <style:text-properties officeooo:rsid="0015de4c" officeooo:paragraph-rsid="0018667b"/>
    </style:style>
    <style:style style:name="P89" style:family="paragraph" style:parent-style-name="Standard" style:list-style-name="L12">
      <style:paragraph-properties fo:text-align="start" style:justify-single-word="false"/>
      <style:text-properties fo:font-style="normal" officeooo:rsid="0015de4c" officeooo:paragraph-rsid="0015de4c" style:font-style-asian="normal" style:font-style-complex="normal"/>
    </style:style>
    <style:style style:name="P90" style:family="paragraph" style:parent-style-name="Standard" style:list-style-name="L13">
      <style:paragraph-properties fo:text-align="start" style:justify-single-word="false"/>
      <style:text-properties fo:font-style="normal" officeooo:rsid="0015de4c" officeooo:paragraph-rsid="0018667b" style:font-style-asian="normal" style:font-style-complex="normal"/>
    </style:style>
    <style:style style:name="P91" style:family="paragraph" style:parent-style-name="Standard" style:list-style-name="L7">
      <style:paragraph-properties fo:text-align="start" style:justify-single-word="false"/>
      <style:text-properties fo:font-style="normal" officeooo:rsid="0013d391" officeooo:paragraph-rsid="0029ab90" style:font-style-asian="normal" style:font-style-complex="normal"/>
    </style:style>
    <style:style style:name="P92" style:family="paragraph" style:parent-style-name="Standard" style:list-style-name="L14">
      <style:paragraph-properties fo:text-align="start" style:justify-single-word="false"/>
      <style:text-properties fo:font-style="normal" officeooo:rsid="0020ba64" officeooo:paragraph-rsid="0020ba64" style:font-style-asian="normal" style:font-style-complex="normal"/>
    </style:style>
    <style:style style:name="P93" style:family="paragraph" style:parent-style-name="Standard" style:list-style-name="L15">
      <style:paragraph-properties fo:text-align="start" style:justify-single-word="false"/>
      <style:text-properties fo:font-style="normal" style:text-underline-style="none" officeooo:rsid="0015de4c" officeooo:paragraph-rsid="0020ba64" style:font-style-asian="normal" style:font-style-complex="normal"/>
    </style:style>
    <style:style style:name="P94" style:family="paragraph" style:parent-style-name="Standard">
      <style:paragraph-properties fo:text-align="start" style:justify-single-word="false"/>
      <style:text-properties fo:font-style="normal" style:text-underline-style="none" officeooo:rsid="003655e1" officeooo:paragraph-rsid="003655e1" style:font-style-asian="normal" style:font-style-complex="normal"/>
    </style:style>
    <style:style style:name="P95" style:family="paragraph" style:parent-style-name="Standard">
      <style:paragraph-properties fo:text-align="start" style:justify-single-word="false"/>
      <style:text-properties fo:font-style="normal" style:text-underline-style="none" officeooo:rsid="0046aa86" officeooo:paragraph-rsid="0046aa86" style:font-style-asian="normal" style:font-style-complex="normal"/>
    </style:style>
    <style:style style:name="P96" style:family="paragraph" style:parent-style-name="Standard" style:list-style-name="L13">
      <style:paragraph-properties fo:text-align="start" style:justify-single-word="false"/>
      <style:text-properties fo:font-style="italic" officeooo:rsid="00183525" officeooo:paragraph-rsid="00183525" style:font-style-asian="italic" style:font-style-complex="italic"/>
    </style:style>
    <style:style style:name="P97" style:family="paragraph" style:parent-style-name="Standard" style:list-style-name="L13">
      <style:paragraph-properties fo:text-align="start" style:justify-single-word="false"/>
      <style:text-properties fo:font-style="italic" officeooo:rsid="0013d391" officeooo:paragraph-rsid="00183525" style:font-style-asian="italic" style:font-style-complex="italic"/>
    </style:style>
    <style:style style:name="P98" style:family="paragraph" style:parent-style-name="Standard" style:list-style-name="L13">
      <style:paragraph-properties fo:text-align="start" style:justify-single-word="false"/>
      <style:text-properties fo:font-style="italic" officeooo:rsid="0013d391" officeooo:paragraph-rsid="0018667b" style:font-style-asian="italic" style:font-style-complex="italic"/>
    </style:style>
    <style:style style:name="P99" style:family="paragraph" style:parent-style-name="Standard" style:list-style-name="L13">
      <style:paragraph-properties fo:text-align="start" style:justify-single-word="false"/>
      <style:text-properties fo:font-style="italic" officeooo:rsid="00148ab7" officeooo:paragraph-rsid="00183525" style:font-style-asian="italic" style:font-style-complex="italic"/>
    </style:style>
    <style:style style:name="P100" style:family="paragraph" style:parent-style-name="Standard" style:list-style-name="L15">
      <style:paragraph-properties fo:text-align="start" style:justify-single-word="false"/>
      <style:text-properties style:text-underline-style="none" officeooo:rsid="0020ba64" officeooo:paragraph-rsid="0020ba64"/>
    </style:style>
    <style:style style:name="P101" style:family="paragraph" style:parent-style-name="Standard" style:list-style-name="L15">
      <style:paragraph-properties fo:text-align="start" style:justify-single-word="false"/>
      <style:text-properties style:text-underline-style="none" officeooo:rsid="0020ba64" officeooo:paragraph-rsid="002220d0"/>
    </style:style>
    <style:style style:name="P102" style:family="paragraph" style:parent-style-name="Standard" style:list-style-name="L15">
      <style:paragraph-properties fo:text-align="start" style:justify-single-word="false"/>
      <style:text-properties style:text-underline-style="none" officeooo:rsid="002220d0" officeooo:paragraph-rsid="002220d0"/>
    </style:style>
    <style:style style:name="P103" style:family="paragraph" style:parent-style-name="Standard">
      <style:paragraph-properties fo:text-align="start" style:justify-single-word="false"/>
      <style:text-properties fo:color="#000000" fo:font-style="normal" style:text-underline-style="none" officeooo:rsid="00320e38" officeooo:paragraph-rsid="00320e38" style:font-style-asian="normal" style:font-style-complex="normal"/>
    </style:style>
    <style:style style:name="P104" style:family="paragraph" style:parent-style-name="Standard">
      <style:paragraph-properties fo:text-align="start" style:justify-single-word="false"/>
      <style:text-properties fo:color="#000000" fo:font-style="normal" style:text-underline-style="none" officeooo:rsid="003f643d" officeooo:paragraph-rsid="004291b7" style:font-style-asian="normal" style:font-style-complex="normal"/>
    </style:style>
    <style:style style:name="P105" style:family="paragraph" style:parent-style-name="Standard">
      <style:paragraph-properties fo:text-align="start" style:justify-single-word="false"/>
      <style:text-properties fo:color="#000000" fo:font-style="normal" style:text-underline-style="none" officeooo:rsid="003f643d" officeooo:paragraph-rsid="0042a9ed" style:font-style-asian="normal" style:font-style-complex="normal"/>
    </style:style>
    <style:style style:name="P106" style:family="paragraph" style:parent-style-name="Standard">
      <style:paragraph-properties fo:text-align="start" style:justify-single-word="false"/>
      <style:text-properties fo:color="#000000" fo:font-style="normal" style:text-underline-style="none" officeooo:rsid="0046aa86" officeooo:paragraph-rsid="0046aa86" style:font-style-asian="normal" style:font-style-complex="normal"/>
    </style:style>
    <style:style style:name="P107" style:family="paragraph" style:parent-style-name="Standard">
      <style:paragraph-properties fo:text-align="start" style:justify-single-word="false"/>
      <style:text-properties fo:color="#000000" fo:font-style="normal" style:text-underline-style="solid" style:text-underline-width="auto" style:text-underline-color="font-color" officeooo:rsid="0046aa86" officeooo:paragraph-rsid="0046aa86" style:font-style-asian="normal" style:font-style-complex="normal"/>
    </style:style>
    <style:style style:name="P108" style:family="paragraph" style:parent-style-name="Standard">
      <style:paragraph-properties fo:text-align="start" style:justify-single-word="false"/>
      <style:text-properties fo:color="#000000" fo:font-style="normal" style:text-underline-style="solid" style:text-underline-width="auto" style:text-underline-color="font-color" officeooo:rsid="0048166c" officeooo:paragraph-rsid="0048166c" style:font-style-asian="normal" style:font-style-complex="normal"/>
    </style:style>
    <style:style style:name="P109" style:family="paragraph" style:parent-style-name="Standard">
      <style:paragraph-properties fo:text-align="start" style:justify-single-word="false"/>
      <style:text-properties fo:color="#069a2e" fo:font-style="normal" style:text-underline-style="none" officeooo:rsid="003a46df" officeooo:paragraph-rsid="0039d9ad" style:font-style-asian="normal" style:font-style-complex="normal"/>
    </style:style>
    <style:style style:name="P110" style:family="paragraph">
      <loext:graphic-properties draw:fill="none" draw:fill-color="#ffffff"/>
    </style:style>
    <style:style style:name="T1" style:family="text">
      <style:text-properties officeooo:rsid="0013d391"/>
    </style:style>
    <style:style style:name="T2" style:family="text">
      <style:text-properties style:text-underline-style="solid" style:text-underline-width="auto" style:text-underline-color="font-color"/>
    </style:style>
    <style:style style:name="T3" style:family="text">
      <style:text-properties officeooo:rsid="00148ab7"/>
    </style:style>
    <style:style style:name="T4" style:family="text">
      <style:text-properties fo:font-style="normal" style:font-style-asian="normal" style:font-style-complex="normal"/>
    </style:style>
    <style:style style:name="T5" style:family="text">
      <style:text-properties fo:font-style="normal" officeooo:rsid="0013d391" style:font-style-asian="normal" style:font-style-complex="normal"/>
    </style:style>
    <style:style style:name="T6" style:family="text">
      <style:text-properties fo:font-style="normal" officeooo:rsid="00183525" style:font-style-asian="normal" style:font-style-complex="normal"/>
    </style:style>
    <style:style style:name="T7" style:family="text">
      <style:text-properties fo:font-style="normal" officeooo:rsid="001a0c2f" style:font-style-asian="normal" style:font-style-complex="normal"/>
    </style:style>
    <style:style style:name="T8" style:family="text">
      <style:text-properties fo:font-style="normal" officeooo:rsid="001bfcec" style:font-style-asian="normal" style:font-style-complex="normal"/>
    </style:style>
    <style:style style:name="T9" style:family="text">
      <style:text-properties fo:font-style="normal" officeooo:rsid="001de290" style:font-style-asian="normal" style:font-style-complex="normal"/>
    </style:style>
    <style:style style:name="T10" style:family="text">
      <style:text-properties fo:font-style="normal" officeooo:rsid="001f3306" style:font-style-asian="normal" style:font-style-complex="normal"/>
    </style:style>
    <style:style style:name="T11" style:family="text">
      <style:text-properties fo:font-style="normal" officeooo:rsid="001f91ad" style:font-style-asian="normal" style:font-style-complex="normal"/>
    </style:style>
    <style:style style:name="T12" style:family="text">
      <style:text-properties fo:font-style="normal" officeooo:rsid="0020ba64" style:font-style-asian="normal" style:font-style-complex="normal"/>
    </style:style>
    <style:style style:name="T13" style:family="text">
      <style:text-properties fo:font-style="normal" officeooo:rsid="0015de4c" style:font-style-asian="normal" style:font-style-complex="normal"/>
    </style:style>
    <style:style style:name="T14" style:family="text">
      <style:text-properties fo:font-style="normal" officeooo:rsid="002220d0" style:font-style-asian="normal" style:font-style-complex="normal"/>
    </style:style>
    <style:style style:name="T15" style:family="text">
      <style:text-properties fo:font-style="normal" officeooo:rsid="0022af18" style:font-style-asian="normal" style:font-style-complex="normal"/>
    </style:style>
    <style:style style:name="T16" style:family="text">
      <style:text-properties fo:font-style="normal" officeooo:rsid="002de35e" style:font-style-asian="normal" style:font-style-complex="normal"/>
    </style:style>
    <style:style style:name="T17" style:family="text">
      <style:text-properties fo:font-style="normal" officeooo:rsid="002f7685"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officeooo:rsid="001bfcec"/>
    </style:style>
    <style:style style:name="T20" style:family="text">
      <style:text-properties officeooo:rsid="001de290"/>
    </style:style>
    <style:style style:name="T21" style:family="text">
      <style:text-properties officeooo:rsid="001f3306"/>
    </style:style>
    <style:style style:name="T22" style:family="text">
      <style:text-properties style:text-line-through-style="solid" style:text-line-through-type="single" fo:font-style="normal" style:font-style-asian="normal" style:font-style-complex="normal"/>
    </style:style>
    <style:style style:name="T23" style:family="text">
      <style:text-properties style:text-line-through-style="solid" style:text-line-through-type="single" fo:font-style="normal" officeooo:rsid="001f91ad" style:font-style-asian="normal" style:font-style-complex="normal"/>
    </style:style>
    <style:style style:name="T24" style:family="text">
      <style:text-properties style:text-line-through-style="none" style:text-line-through-type="none" fo:font-style="normal" style:font-style-asian="normal" style:font-style-complex="normal"/>
    </style:style>
    <style:style style:name="T25" style:family="text">
      <style:text-properties style:text-line-through-style="none" style:text-line-through-type="none" fo:font-style="normal" officeooo:rsid="002f7685" style:font-style-asian="normal" style:font-style-complex="normal"/>
    </style:style>
    <style:style style:name="T26" style:family="text">
      <style:text-properties style:text-line-through-style="none" style:text-line-through-type="none" officeooo:rsid="0029ab90"/>
    </style:style>
    <style:style style:name="T27" style:family="text">
      <style:text-properties officeooo:rsid="0029ab90"/>
    </style:style>
    <style:style style:name="T28" style:family="text">
      <style:text-properties officeooo:rsid="002b124e"/>
    </style:style>
    <style:style style:name="T29" style:family="text">
      <style:text-properties officeooo:rsid="002c96d1"/>
    </style:style>
    <style:style style:name="T30" style:family="text">
      <style:text-properties officeooo:rsid="0037a19e"/>
    </style:style>
    <style:style style:name="T31" style:family="text">
      <style:text-properties fo:font-weight="normal" style:font-weight-asian="normal" style:font-weight-complex="normal"/>
    </style:style>
    <style:style style:name="T32" style:family="text">
      <style:text-properties fo:font-weight="normal" officeooo:rsid="0037a19e" style:font-weight-asian="normal" style:font-weight-complex="normal"/>
    </style:style>
    <style:style style:name="T33" style:family="text">
      <style:text-properties fo:font-weight="normal" officeooo:rsid="0039d9ad" style:font-weight-asian="normal" style:font-weight-complex="normal"/>
    </style:style>
    <style:style style:name="T34" style:family="text">
      <style:text-properties fo:font-weight="normal" officeooo:rsid="004291b7" style:font-weight-asian="normal" style:font-weight-complex="normal"/>
    </style:style>
    <style:style style:name="T35" style:family="text">
      <style:text-properties fo:font-weight="normal" officeooo:rsid="003f643d" style:font-weight-asian="normal" style:font-weight-complex="normal"/>
    </style:style>
    <style:style style:name="T36" style:family="text">
      <style:text-properties fo:font-weight="normal" officeooo:rsid="003a46df" style:font-weight-asian="normal" style:font-weight-complex="normal"/>
    </style:style>
    <style:style style:name="T37" style:family="text">
      <style:text-properties fo:font-weight="normal" officeooo:rsid="0042a9ed" style:font-weight-asian="normal" style:font-weight-complex="normal"/>
    </style:style>
    <style:style style:name="T38" style:family="text">
      <style:text-properties fo:font-weight="normal" officeooo:rsid="0043156a" style:font-weight-asian="normal" style:font-weight-complex="normal"/>
    </style:style>
    <style:style style:name="T39" style:family="text">
      <style:text-properties officeooo:rsid="00391933"/>
    </style:style>
    <style:style style:name="T40" style:family="text">
      <style:text-properties officeooo:rsid="0039d9ad"/>
    </style:style>
    <style:style style:name="T41" style:family="text">
      <style:text-properties fo:color="#069a2e"/>
    </style:style>
    <style:style style:name="T42" style:family="text">
      <style:text-properties fo:color="#069a2e" officeooo:rsid="0039d9ad"/>
    </style:style>
    <style:style style:name="T43" style:family="text">
      <style:text-properties fo:color="#069a2e" officeooo:rsid="003a46df"/>
    </style:style>
    <style:style style:name="T44" style:family="text">
      <style:text-properties officeooo:rsid="003a46df"/>
    </style:style>
    <style:style style:name="T45" style:family="text">
      <style:text-properties officeooo:rsid="003f643d"/>
    </style:style>
    <style:style style:name="T46" style:family="text">
      <style:text-properties officeooo:rsid="004291b7"/>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48d37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0.6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ISC analysis summary</text:p>
      <text:p text:style-name="P6">all at FWE p&lt;0.05</text:p>
      <text:p text:style-name="P2"/>
      <text:p text:style-name="P62">How does ISC change as familiarity increases, and as a function of music/lyrics.</text:p>
      <text:p text:style-name="P5"/>
      <text:p text:style-name="P3">Are there session effects? F-stat: main effect of S1/S2</text:p>
      <text:list xml:id="list3020449612" text:style-name="L1">
        <text:list-item>
          <text:p text:style-name="P71">Yes, strong ISC in auditory cortex</text:p>
        </text:list-item>
      </text:list>
      <text:p text:style-name="P3">Is there a learning effect? F-stat: main effect of TBL/UL</text:p>
      <text:list xml:id="list787666090" text:style-name="L2">
        <text:list-item>
          <text:p text:style-name="P72">No</text:p>
        </text:list-item>
      </text:list>
      <text:p text:style-name="P3">Is there a session x learning interaction? F-stat: TBL/UL x S1/S2</text:p>
      <text:list xml:id="list3141011654" text:style-name="L3">
        <text:list-item>
          <text:p text:style-name="P73">No</text:p>
        </text:list-item>
      </text:list>
      <text:p text:style-name="P3"/>
      <text:p text:style-name="P3">There is no learning effect, but something is driving an effect by sessions.</text:p>
      <text:p text:style-name="P3">Could this effect be driven by song type?</text:p>
      <text:p text:style-name="P3"/>
      <text:p text:style-name="P3">Is there a main effect of song type? F-Stat: main effect of a/i/s/w</text:p>
      <text:list xml:id="list844605471" text:style-name="L4">
        <text:list-item>
          <text:p text:style-name="P74">Yes, strong ISC in auditory cortex as well as some motor cortex, some midline, anterior cingulate, and some PFC (-25, 52, 37)</text:p>
        </text:list-item>
      </text:list>
      <text:p text:style-name="P3">Is there a session x song type interaction? F-stat S1/S2 x aisw</text:p>
      <text:list xml:id="list2277476089" text:style-name="L5">
        <text:list-item>
          <text:p text:style-name="P75">Yes, small cluster in PFC, motor areas</text:p>
        </text:list-item>
      </text:list>
      <text:p text:style-name="P3">Is there a learning x song type interaction? F-stat: TBL/UL x aisw</text:p>
      <text:list xml:id="list3212861061" text:style-name="L6">
        <text:list-item>
          <text:p text:style-name="P76">No</text:p>
        </text:list-item>
      </text:list>
      <text:p text:style-name="P3"/>
      <text:p text:style-name="P3">There really is no learning effect, but there is something happening across sessions that is being driven by the type of song. </text:p>
      <text:p text:style-name="P3">Let’s investigate these differences in song type further. </text:p>
      <text:p text:style-name="P3"/>
      <text:p text:style-name="P3"><text:span text:style-name="T2">Hypothesis 1</text:span>: Based on previous research, (Leah’s thesis, Taken work) we should see more ISC to spoken stimuli than to <text:span text:style-name="T1">the other</text:span> music. <text:s/></text:p>
      <text:list xml:id="list4061395923" text:style-name="L7">
        <text:list-item>
          <text:p text:style-name="P77">T stat: S- A/I/W+ - no sig. </text:p>
        </text:list-item>
        <text:list-item>
          <text:p text:style-name="P77">T stat: S+ A/I/W- - lots significant: lots significant: auditory cortex, premotor, anterior cingulate, inferior frontal, PFC</text:p>
        </text:list-item>
      </text:list>
      <text:p text:style-name="P7"/>
      <text:p text:style-name="P7">Ok, so there is something in the spoken words that is different than the other stimuli that include music.</text:p>
      <text:p text:style-name="P4"/>
      <text:p text:style-name="P4">Starting with the ‘purest’ stimuli: spoken vs. instrumental</text:p>
      <text:list xml:id="list1608437011" text:style-name="L8">
        <text:list-item>
          <text:p text:style-name="P79">T stat: <text:s/>S- I+ - no sig. </text:p>
        </text:list-item>
        <text:list-item>
          <text:p text:style-name="P79">T stat: S+ I- <text:s/>- lots significant: auditory cortex, premotor, anterior cingulate, inferior frontal, PFC</text:p>
        </text:list-item>
        <text:list-item>
          <text:p text:style-name="P79">In agreement with H1 we see more ISC to spoken than to instrumental music</text:p>
        </text:list-item>
        <text:list-item>
          <text:p text:style-name="P79">It sort of looks like the S+ A/I/W- contrast was driven by S and I. But let’s look closer.</text:p>
        </text:list-item>
      </text:list>
      <text:p text:style-name="P7"/>
      <text:p text:style-name="P7">What happens when we start adding music and lyrics together? </text:p>
      <text:p text:style-name="P61">Hypothesis 1a: Intuitively, I think that there will be more ISC with more information (i.e. with music AND lyrics).</text:p>
      <text:p text:style-name="P8">Do we see more ISC to a capella and to whole songs than to spoken? <text:s/></text:p>
      <text:list xml:id="list2216801092" text:style-name="L9">
        <text:list-item>
          <text:p text:style-name="P80">T stat: S<text:span text:style-name="T3">- A+ <text:s/>no sig.</text:span></text:p>
        </text:list-item>
        <text:list-item>
          <text:p text:style-name="P82">T stat: S+ A- <text:s/>lots significant: <text:s/>PFC, posterior cingulate, motor, small auditory – more defined and mostly left</text:p>
        </text:list-item>
        <text:list-item>
          <text:p text:style-name="P82"><text:soft-page-break/>T stat: S- W+ no sig</text:p>
        </text:list-item>
        <text:list-item>
          <text:p text:style-name="P82">T stat: S+ W- lots significant: more diffuse auditory, PFC, mid cingulate?, small motor</text:p>
        </text:list-item>
      </text:list>
      <text:p text:style-name="P9"/>
      <text:p text:style-name="P9">No, spoken is still driving stronger ISC than any of the songs with music, regardless of whether they have lyrics or not. </text:p>
      <text:p text:style-name="P9"/>
      <text:p text:style-name="P9">Is there a difference between the a capella and whole songs? (music + lyrics)</text:p>
      <text:list xml:id="list2336400374" text:style-name="L10">
        <text:list-item>
          <text:p text:style-name="P85">T stat: A+ W- there is more left auditory ISC to a capella songs than to whole songs</text:p>
        </text:list-item>
        <text:list-item>
          <text:p text:style-name="P85">T stat: A- W+ there are a few voxels in motor that come out as having more ISC to whole than to a capella.</text:p>
        </text:list-item>
      </text:list>
      <text:p text:style-name="P9"/>
      <text:p text:style-name="P9">How do the instrumental songs compare to the other stim with music?</text:p>
      <text:list xml:id="list583684401" text:style-name="L11">
        <text:list-item>
          <text:p text:style-name="P86">T stat: I+ A- no sig</text:p>
        </text:list-item>
        <text:list-item>
          <text:p text:style-name="P86">T stat: I- A+ more significant in auditory cortex</text:p>
        </text:list-item>
        <text:list-item>
          <text:p text:style-name="P86">T stat I+ W- no sig</text:p>
        </text:list-item>
        <text:list-item>
          <text:p text:style-name="P86">T stat I- W+ some significant in auditory cortex, but ‘speckles’</text:p>
        </text:list-item>
      </text:list>
      <text:list xml:id="list105006447977035" text:continue-list="list2336400374" text:style-name="L10">
        <text:list-header>
          <text:p text:style-name="P85"/>
        </text:list-header>
      </text:list>
      <text:p text:style-name="P11">Maybe, there is a difference based on ROI? NEXT STEP</text:p>
      <text:p text:style-name="P11">Look at motor, auditory, and frontal ROIs for these same contrasts. How do these patterns hold?</text:p>
      <text:p text:style-name="P28"/>
      <text:p text:style-name="P18">Before we go to the ROI approach, let’s tease apart the instrument effects completely. </text:p>
      <text:p text:style-name="P28">Right now we know:</text:p>
      <text:list xml:id="list3945494209" text:style-name="L12">
        <text:list-item>
          <text:p text:style-name="P89">Spoken stimuli create more ISC than the other three types of stimuli S &gt; AIW</text:p>
        </text:list-item>
        <text:list-item>
          <text:p text:style-name="P89">A capella stimuli create slightly more ISC than whole songs in auditory cortex (maybe whole produces more in motor, but need ROI analysis to pull this out – on hold for now) A&gt;W</text:p>
        </text:list-item>
        <text:list-item>
          <text:p text:style-name="P89">instrumental does not produce more ISC than a capella and whole songs AW &gt;I</text:p>
        </text:list-item>
      </text:list>
      <text:p text:style-name="P28"/>
      <text:p text:style-name="P10"><text:span text:style-name="T4">So, in auditory cortex (and </text:span><text:span text:style-name="T12">some </text:span><text:span text:style-name="T4">frontal) – S&gt;A&gt;W&gt;I (this might look different in motor cortex...)</text:span></text:p>
      <text:p text:style-name="P30">This is counter-intuitive. Music (at least in auditory and frontal cortices) does not drive synchrony. It is all driven by the lyrics. Any information beyond lyrics creates a reduction in ISC.</text:p>
      <text:p text:style-name="P28"/>
      <text:p text:style-name="P12"><text:span text:style-name="T4">But, this is across both sessions, and we </text:span><text:span text:style-name="T18">know there is a session effect.</text:span><text:span text:style-name="T4"> How does this pattern look in each session and as a comparison between sessions? </text:span></text:p>
      <text:p text:style-name="P28"/>
      <text:p text:style-name="P30">Is this pattern (S&gt;A&gt;W&gt;I) consistent across sessions?</text:p>
      <text:p text:style-name="P30"/>
      <text:p text:style-name="P12"><text:span text:style-name="T18">Hypothesis 2</text:span><text:span text:style-name="T4">: </text:span><text:span text:style-name="T22">Knowing that there are generally reductions with repetitions we hypothesize that the pattern will hold, but be reduced in Session 2. </text:span><text:span text:style-name="T24"><text:s/></text:span><text:span text:style-name="T26">This doesn’t make sense, there is no main effect of session</text:span></text:p>
      <text:p text:style-name="P36">Session1 – Session 2</text:p>
      <text:list xml:id="list105007067883707" text:continue-list="list4061395923" text:style-name="L7">
        <text:list-item>
          <text:p text:style-name="P78"><text:span text:style-name="T27">S1-S2: </text:span>T stat: S- A/I/W+ - <text:span text:style-name="T29">nothing</text:span></text:p>
        </text:list-item>
        <text:list-item>
          <text:p text:style-name="P91"><text:span text:style-name="T27">S1-S2: </text:span>T stat: S+ A/I/W- - <text:span text:style-name="T28">small IFG cluster, prefrontal cluster, thalamus?</text:span></text:p>
        </text:list-item>
        <text:list-item>
          <text:p text:style-name="P91"/>
        </text:list-item>
      </text:list>
      <text:list xml:id="list2670468125" text:style-name="L13">
        <text:list-item>
          <text:p text:style-name="P96"><text:span text:style-name="T4">S1-S2: </text:span><text:span text:style-name="T5">T stat: <text:s/>S- I+ </text:span><text:span text:style-name="T7">no sig</text:span></text:p>
        </text:list-item>
        <text:list-item>
          <text:p text:style-name="P97"><text:span text:style-name="T6">S1-S2: </text:span><text:span text:style-name="T4">T stat: S+ I- <text:s/></text:span><text:span text:style-name="T7">sig in inferior frontal gyrus, planum temporale, </text:span><text:span text:style-name="T8">small hippocampal cluster</text:span></text:p>
          <text:p text:style-name="P98"/>
        </text:list-item>
        <text:list-item>
          <text:p text:style-name="P81"><text:span text:style-name="T6">S1-S2: </text:span>T stat: S<text:span text:style-name="T3">- A+ <text:s/>maybe striatum? And motor</text:span></text:p>
        </text:list-item>
        <text:list-item>
          <text:p text:style-name="P83"><text:span text:style-name="T6">S1-S2: </text:span>T stat: S+ A- <text:span text:style-name="T19">basal ganglia cluster (mostly R but some L), IFG, PFC</text:span></text:p>
          <text:p text:style-name="P84"/>
        </text:list-item>
        <text:list-item>
          <text:p text:style-name="P83"><text:soft-page-break/><text:span text:style-name="T6">S1-S2: </text:span>T stat: S- W+ <text:span text:style-name="T19">- no sig</text:span></text:p>
        </text:list-item>
        <text:list-item>
          <text:p text:style-name="P99"><text:span text:style-name="T6">S1-S2: </text:span><text:span text:style-name="T4">T stat: S+ W- <text:s/></text:span><text:span text:style-name="T8">PFC, thalamus, </text:span><text:span text:style-name="T9">anterior cingulate</text:span></text:p>
        </text:list-item>
      </text:list>
      <text:p text:style-name="P35"/>
      <text:p text:style-name="P35"/>
      <text:list xml:id="list105005911132906" text:continue-numbering="true" text:style-name="L13">
        <text:list-item>
          <text:p text:style-name="P87"><text:span text:style-name="T6">S1-S2: </text:span>T stat: A+ W- <text:span text:style-name="T20">basal ganglia, PFC, motor</text:span></text:p>
        </text:list-item>
        <text:list-item>
          <text:p text:style-name="P87"><text:span text:style-name="T6">S1-S2: </text:span><text:span text:style-name="T4">T stat: A- W+ </text:span><text:span text:style-name="T9">maybe hippocampal?</text:span></text:p>
          <text:p text:style-name="P90"/>
        </text:list-item>
        <text:list-item>
          <text:p text:style-name="P87"><text:span text:style-name="T6">S1-S2: </text:span>T stat: I+ A- <text:span text:style-name="T20">no sig</text:span></text:p>
        </text:list-item>
        <text:list-item>
          <text:p text:style-name="P87"><text:span text:style-name="T6">S1-S2: </text:span>T stat: I- A+ <text:span text:style-name="T20">motor (R&amp;L), hippocampus, caudate (motor imagery areas 22,-27,17 - neurosynth)</text:span></text:p>
          <text:p text:style-name="P88"/>
        </text:list-item>
        <text:list-item>
          <text:p text:style-name="P87"><text:span text:style-name="T6">S1-S2: </text:span>T stat I+ W- <text:span text:style-name="T21">anterior cingulate, basal ganglia</text:span></text:p>
        </text:list-item>
        <text:list-item>
          <text:p text:style-name="P87"><text:span text:style-name="T6">S1-S2: </text:span>T stat I- W+ <text:span text:style-name="T21">hippocampus</text:span></text:p>
        </text:list-item>
      </text:list>
      <text:p text:style-name="P29"/>
      <text:p text:style-name="P14"><text:span text:style-name="T4">First of all, there</text:span><text:span text:style-name="T9"> are no auditory cortex differences between </text:span><text:span text:style-name="T16">songs across</text:span><text:span text:style-name="T9"> S1 and S2!</text:span></text:p>
      <text:p text:style-name="P31"/>
      <text:p text:style-name="P13"><text:span text:style-name="T4">The spoken &gt; music </text:span><text:span text:style-name="T12">(A I S)</text:span><text:span text:style-name="T4"> holds up for the most part – but there are interesting things going on in motor areas and basal ganglia with the a capella stimulus</text:span></text:p>
      <text:p text:style-name="P32"/>
      <text:p text:style-name="P13"><text:span text:style-name="T4">Frontal areas: S &gt; A &gt;W </text:span><text:span text:style-name="T10">= I (there are no differences between W and I in frontal areas, </text:span><text:span text:style-name="T11">so the difference seen before </text:span><text:span text:style-name="T12">between W and I</text:span><text:span text:style-name="T11"> is driven </text:span><text:span text:style-name="T17">by </text:span><text:span text:style-name="T25">something that is the same across sessions</text:span><text:span text:style-name="T11"> </text:span><text:span text:style-name="T23">by the auditory cortices</text:span><text:span text:style-name="T11">)</text:span></text:p>
      <text:p text:style-name="P33"/>
      <text:p text:style-name="P13"><text:span text:style-name="T4">Motor </text:span><text:span text:style-name="T12">areas:</text:span><text:span text:style-name="T4"> A&gt;S</text:span><text:span text:style-name="T14">=</text:span><text:span text:style-name="T4">W</text:span><text:span text:style-name="T11">=I</text:span><text:span text:style-name="T4"> –</text:span><text:span text:style-name="T11"> it’s driven by the presence of words, but in a more complicated </text:span><text:span text:style-name="T12">way</text:span><text:span text:style-name="T11"> – if it was just words we’d expect S&gt;A</text:span><text:span text:style-name="T12">&gt;W&gt;I</text:span><text:span text:style-name="T11"> and if it was just music we’d expect I&gt;W&gt;A&gt;S. </text:span><text:span text:style-name="T12">It’s neither. </text:span></text:p>
      <text:list xml:id="list237350614" text:style-name="L14">
        <text:list-item>
          <text:p text:style-name="P92">Potentially some of the effects are being overpowered by other areas so maybe a motor ROI will help. Is there an interaction between lyrics and ‘instruments’/background music?</text:p>
        </text:list-item>
        <text:list-item>
          <text:p text:style-name="P92">Then maybe we can interpret this as: melody helps synchrony, but only when there isn’t too much other information. We synchronize to words more and melody helps synchrony (beat perception related?) making the ISC in A&gt;S. However, as soon as you add in more complexity to the music (i.e. with instruments) you lose all synchrony in motor areas. It’s not because auditory areas are overpowering. Is it because there is now too much to pay attention to?</text:p>
        </text:list-item>
      </text:list>
      <text:p text:style-name="P34"/>
      <text:p text:style-name="P15"><text:span text:style-name="T14">ISC </text:span><text:span text:style-name="T4">Summary:<text:line-break/></text:span><text:span text:style-name="T18">across all sessions</text:span></text:p>
      <text:list xml:id="list1229967734" text:style-name="L15">
        <text:list-item>
          <text:p text:style-name="P100"><text:span text:style-name="T4">Auditory cortex: </text:span><text:span text:style-name="T13"><text:s/>S&gt;</text:span><text:span text:style-name="T4">&gt;</text:span><text:span text:style-name="T13">A</text:span><text:span text:style-name="T4">&gt;</text:span><text:span text:style-name="T13">&gt;W&gt;I</text:span></text:p>
        </text:list-item>
        <text:list-item>
          <text:p text:style-name="P93">Frontal cortex: S&gt;A=W=I</text:p>
        </text:list-item>
        <text:list-item>
          <text:p text:style-name="P100"><text:span text:style-name="T13">M</text:span><text:span text:style-name="T4">otor cortex: </text:span><text:span text:style-name="T14">S&gt;A=W=I</text:span></text:p>
        </text:list-item>
      </text:list>
      <text:p text:style-name="P37"/>
      <text:p text:style-name="P17">S1-S2:</text:p>
      <text:list xml:id="list105006259955979" text:continue-numbering="true" text:style-name="L15">
        <text:list-item>
          <text:p text:style-name="P101"><text:span text:style-name="T4">Auditory cortex: </text:span><text:span text:style-name="T13"><text:s/>S</text:span><text:span text:style-name="T14">=A=W=I (no differences)</text:span></text:p>
        </text:list-item>
        <text:list-item>
          <text:p text:style-name="P101"><text:span text:style-name="T13">Frontal cortex: S&gt;A</text:span><text:span text:style-name="T14">&gt;W=I</text:span></text:p>
        </text:list-item>
        <text:list-item>
          <text:p text:style-name="P101"><text:span text:style-name="T13">M</text:span><text:span text:style-name="T4">otor cortex: </text:span><text:span text:style-name="T14">A&gt;S=W=I</text:span></text:p>
        </text:list-item>
        <text:list-item>
          <text:p text:style-name="P102"><text:span text:style-name="T4">Basal Ganglia: </text:span><text:span text:style-name="T15">I</text:span><text:span text:style-name="T4">&gt;W, </text:span><text:span text:style-name="T15">S&gt;A, A&gt;W – but no consistent pattern here</text:span></text:p>
        </text:list-item>
      </text:list>
      <text:p text:style-name="P38"/>
      <text:p text:style-name="P38"/>
      <text:p text:style-name="P68"><text:span text:style-name="T15">T</text:span><text:span text:style-name="T4">here are obviously different patterns of synchrony happening based on the brain area</text:span></text:p>
      <text:p text:style-name="P39"/>
      <text:p text:style-name="P16"><text:span text:style-name="T18">Hypothesis 3:</text:span><text:span text:style-name="T4"> In Frontal and auditory cortices, we expect more ISC in spoken &gt; musical stimuli. </text:span></text:p>
      <text:p text:style-name="P39">In motor cortex and basal ganglia there may be a more complicated interaction between the presence of musical information and words. </text:p>
      <text:p text:style-name="P39"/>
      <text:p text:style-name="P60">Auditory ISC</text:p>
      <text:p text:style-name="P19">ANOVAs:</text:p>
      <text:p text:style-name="P41">significant effect of type in first session</text:p>
      <text:p text:style-name="P41">no significant effect of type in second session</text:p>
      <text:p text:style-name="P41">average across session – sig effect of type<text:line-break/></text:p>
      <text:p text:style-name="P41"><text:span text:style-name="T2">T_tests</text:span>:<text:line-break/>A1vsA2: t=1.87, p&lt;0.001 – ISC in a capella songs in second session is sig lower than in first</text:p>
      <text:p text:style-name="P40">I1vsI2: p=0.06 – no different ISC to instrumental between sessions</text:p>
      <text:p text:style-name="P40">S1vsS2: t=3.17, p=0.003 – ISC in spoken stim in second session is sig lower than in first</text:p>
      <text:p text:style-name="P40">W1vsW2: t=3.91, p&lt;0.001 – ISC in whole songs in second session is sig lower than in first</text:p>
      <text:p text:style-name="P40"/>
      <text:p text:style-name="P22">average across sessions: alpha =0.05/6 = 0.0083</text:p>
      <text:p text:style-name="P66">A vs I, t=3.64, p=0.001658</text:p>
      <text:p text:style-name="P44">A vs S, t= -1.6095, p=0.1164</text:p>
      <text:p text:style-name="P44">A vs W, t=1.2066, p=0.2343</text:p>
      <text:p text:style-name="P66">I vs S, t= -4.1208,p=0.0002317</text:p>
      <text:p text:style-name="P63">I vs W, t= -2.0714, p=0.0445</text:p>
      <text:p text:style-name="P63"><draw:frame text:anchor-type="paragraph" draw:z-index="3" draw:name="Shape1" draw:style-name="gr1" draw:text-style-name="P110" svg:width="1.4705in" svg:height="0.6598in" svg:x="3.411in" svg:y="0.0098in"><draw:text-box><text:p>Means:</text:p><text:p>S&gt;A&gt;W&gt;I</text:p></draw:text-box></draw:frame>S vs W, t=2.5072, p=0.01686</text:p>
      <text:p text:style-name="P63"/>
      <text:p text:style-name="P22">within session 1: alpha =0.05/6 = 0.0083</text:p>
      <text:p text:style-name="P66">A vs I, t=3.9663, p=0.0002847</text:p>
      <text:p text:style-name="P44">A vs S, t= -1.4663, p=0.1507</text:p>
      <text:p text:style-name="P44">A vs W, t=1.2536, p=0.2171</text:p>
      <text:p text:style-name="P66">I vs S, t= -4.8087, p&lt;0.001</text:p>
      <text:p text:style-name="P44">I vs W, t= -2.9232, p=0.00556</text:p>
      <text:p text:style-name="P44">S vs W, t= 2.569, p=0.01451</text:p>
      <text:p text:style-name="P44"/>
      <text:p text:style-name="P25">T-test to test familiar vs unfamiliar: alpha = .05/4 = 0.0125</text:p>
      <text:p text:style-name="P47">Group A – no difference between familiar and unfamiliar stim (AISW) in second session</text:p>
      <text:p text:style-name="P55">Group A – no difference between familiar stim (AISW) from first to second session <text:span text:style-name="T46">(S trending? t=2.6679, p=0.0148)</text:span></text:p>
      <text:p text:style-name="P55"/>
      <text:p text:style-name="P48">Group B – no difference between familiar and unfamiliar stim (AISW) in second session</text:p>
      <text:p text:style-name="P56">Group B – <text:span text:style-name="T46">no </text:span>difference between familiar stim (AIS) from first to second session </text:p>
      <text:p text:style-name="P56">difference in W: t=4.1082, p=0.001</text:p>
      <text:p text:style-name="P47"/>
      <text:p text:style-name="P51"><text:span text:style-name="T2">Summary</text:span>:<text:line-break/>In Auditory cortices we see ISC patterns like: S&gt;A&gt;W&gt;I (mean values),</text:p>
      <text:p text:style-name="P51">sig differences between A&amp;I and S&amp;I no other differences are significant. </text:p>
      <text:p text:style-name="P95">(basically) Same patterns as in whole brain results – strong auditory effects driving whole brain?</text:p>
      <text:p text:style-name="P51"/>
      <text:p text:style-name="P51"/>
      <text:p text:style-name="P69">Motor</text:p>
      <text:p text:style-name="P20">ANOVAs:</text:p>
      <text:p text:style-name="P53">No sig effect of type in session 1</text:p>
      <text:p text:style-name="P53">Sig effect of type in session 2 (p=0.0486)</text:p>
      <text:p text:style-name="P42"><text:span text:style-name="T30">Sig effect of type when averaged across session (p=0.0338)</text:span><text:line-break/></text:p>
      <text:p text:style-name="P42"><text:span text:style-name="T2">T_tests</text:span>:<text:line-break/>A1vsA2: <text:span text:style-name="T30">not sig p =0.04144</text:span></text:p>
      <text:p text:style-name="P42">I1vsI2: <text:span text:style-name="T30">not sig, p=0.08959</text:span></text:p>
      <text:p text:style-name="P42">S1vsS2: <text:span text:style-name="T30">not sig p=0.3921</text:span></text:p>
      <text:p text:style-name="P58"><text:span text:style-name="T31">W1vsW2: </text:span><text:span text:style-name="T32">t= -2.8693, p=0.006435 </text:span><text:span text:style-name="T38">(W1(-0.0203) &lt; W2(0.0442))</text:span></text:p>
      <text:p text:style-name="P51"/>
      <text:p text:style-name="P23">average across sessions: alpha =0.05/6 = 0.0083</text:p>
      <text:p text:style-name="P44"><draw:frame text:anchor-type="paragraph" draw:z-index="0" draw:name="Shape1" draw:style-name="gr1" draw:text-style-name="P110" svg:width="1.4705in" svg:height="0.6598in" svg:x="1.2339in" svg:y="0.1846in"><draw:text-box><text:p>None sig</text:p><text:p>All p~=0.9</text:p></draw:text-box></draw:frame>A vs I </text:p>
      <text:p text:style-name="P44">A vs S</text:p>
      <text:p text:style-name="P44">A vs W</text:p>
      <text:p text:style-name="P44">I vs S</text:p>
      <text:p text:style-name="P44">I vs W</text:p>
      <text:p text:style-name="P44">S vs W</text:p>
      <text:p text:style-name="P41"/>
      <text:p text:style-name="P23">within session 1: alpha =0.05/6 = 0.0083</text:p>
      <text:p text:style-name="P45"><draw:frame text:anchor-type="paragraph" draw:z-index="1" draw:name="Shape1" draw:style-name="gr1" draw:text-style-name="P110" svg:width="1.4705in" svg:height="0.6598in" svg:x="1.0953in" svg:y="0.1874in"><draw:text-box><text:p>None sig</text:p></draw:text-box></draw:frame>A vs I</text:p>
      <text:p text:style-name="P45">A vs S</text:p>
      <text:p text:style-name="P45">A vs W</text:p>
      <text:p text:style-name="P45">I vs S</text:p>
      <text:p text:style-name="P45">I vs W</text:p>
      <text:p text:style-name="P45">S vs W</text:p>
      <text:p text:style-name="P42"/>
      <text:p text:style-name="P26">T-test to test familiar vs unfamiliar: alpha = .05/4 = 0.0125</text:p>
      <text:p text:style-name="P50">Group A – no difference between familiar and unfamiliar stim (AISW) in second session</text:p>
      <text:p text:style-name="P57"><text:span text:style-name="T34">G</text:span><text:span text:style-name="T31">roup A – no </text:span><text:span text:style-name="T35">difference between familiar stim (AIS</text:span><text:span text:style-name="T31">W</text:span><text:span text:style-name="T35">) from first to second session </text:span></text:p>
      <text:p text:style-name="P57"/>
      <text:p text:style-name="P67">Group B - <text:s/>no difference between familiar and unfamiliar stim (AIS) in second session <text:span text:style-name="T39">except between Whole stimuli t=3.57, p=0.002149 (Familiar &gt; unfamiliar)</text:span></text:p>
      <text:p text:style-name="P57">Group B – no <text:span text:style-name="T45">difference between familiar stim (AIS) from first to second session </text:span></text:p>
      <text:p text:style-name="P104"><text:span text:style-name="T34">trending </text:span><text:span text:style-name="T31">difference in W: t= -</text:span><text:span text:style-name="T34">2.6574</text:span><text:span text:style-name="T31">, p=0.0</text:span><text:span text:style-name="T34">1729</text:span></text:p>
      <text:p text:style-name="P104"><text:span text:style-name="T34"/></text:p>
      <text:p text:style-name="P107"><text:span text:style-name="T34">S</text:span><text:span text:style-name="T31">ummary</text:span></text:p>
      <text:p text:style-name="P106"><text:span text:style-name="T31">no song type differences – maybe across sessions (W1&lt;W2)</text:span></text:p>
      <text:p text:style-name="P106"><text:span text:style-name="T31">First familiarity differences in Group B only: in second session F&gt;UF, across sessions 1&lt;2 (this is opposite other ses 1 vs 2 results)</text:span></text:p>
      <text:p text:style-name="P70">Fronto-Parietal</text:p>
      <text:p text:style-name="P21">ANOVAs:</text:p>
      <text:p text:style-name="P54">significant effect of type in session 1 (p=0.0275)</text:p>
      <text:p text:style-name="P54">no significant effect of type in session 2</text:p>
      <text:p text:style-name="P43"><text:span text:style-name="T40">no significnat effect of type across both sessions</text:span><text:line-break/></text:p>
      <text:p text:style-name="P43"><text:span text:style-name="T2">T_tests</text:span>:<text:line-break/>A1vsA2: <text:span text:style-name="T40">not sig</text:span></text:p>
      <text:p text:style-name="P43">I1vsI2: <text:span text:style-name="T40">not sig</text:span></text:p>
      <text:p text:style-name="P43">S1vsS2: <text:span text:style-name="T42">t=3.4731, p=0.001216</text:span></text:p>
      <text:p text:style-name="P59"><text:span text:style-name="T31">W1vsW2</text:span><text:span text:style-name="T32">: </text:span><text:span text:style-name="T33">not sig</text:span></text:p>
      <text:p text:style-name="P52"/>
      <text:p text:style-name="P24">average across sessions: alpha =0.05/6 = 0.0083</text:p>
      <text:p text:style-name="P46"><draw:frame text:anchor-type="paragraph" draw:z-index="2" draw:name="Shape1" draw:style-name="gr1" draw:text-style-name="P110" svg:width="1.4705in" svg:height="0.6598in" svg:x="1.2339in" svg:y="0.1846in"><draw:text-box><text:p>Not sig</text:p></draw:text-box></draw:frame>A vs I </text:p>
      <text:p text:style-name="P46">A vs S</text:p>
      <text:p text:style-name="P46">A vs W</text:p>
      <text:p text:style-name="P46">I vs S</text:p>
      <text:p text:style-name="P46">I vs W</text:p>
      <text:p text:style-name="P46">S vs W</text:p>
      <text:p text:style-name="P43"/>
      <text:p text:style-name="P24">within session 1: alpha =0.05/6 = 0.0083</text:p>
      <text:p text:style-name="P46">A vs I</text:p>
      <text:p text:style-name="P46">A vs S </text:p>
      <text:p text:style-name="P46">A vs W</text:p>
      <text:p text:style-name="P46">I vs S: <text:span text:style-name="T42">t= -2.8105, p=0.007529 (S&gt;I)</text:span></text:p>
      <text:p text:style-name="P46">I vs W</text:p>
      <text:p text:style-name="P46">S vs W:<text:span text:style-name="T41"> </text:span><text:span text:style-name="T42">t= 2.9536, p=0.005142 (S&gt;W)</text:span></text:p>
      <text:p text:style-name="P43"/>
      <text:p text:style-name="P27">T-test to test familiar vs unfamiliar: alpha = .05/4 = 0.0125</text:p>
      <text:p text:style-name="P49">Group A – <text:span text:style-name="T44">only sig is FW2, UW2 – </text:span><text:span text:style-name="T43">t=3.1851, p=0.004953</text:span></text:p>
      <text:p text:style-name="P64"><text:span text:style-name="T44">Group A – </text:span><text:span text:style-name="T36">no </text:span><text:span text:style-name="T35">difference between familiar stim (AIS</text:span><text:span text:style-name="T36">W</text:span><text:span text:style-name="T35">) from first to second session</text:span></text:p>
      <text:p text:style-name="P109"/>
      <text:p text:style-name="P64">Group B – no difference between familiar and unfamiliar stim (AISW) in second session</text:p>
      <text:p text:style-name="P65">Group B – <text:span text:style-name="T46">no difference between familiar stim (AI</text:span>W<text:span text:style-name="T46">) from first to second session </text:span></text:p>
      <text:p text:style-name="P105"><text:span text:style-name="T34">trending </text:span><text:span text:style-name="T31">difference in </text:span><text:span text:style-name="T37">S</text:span><text:span text:style-name="T31">: t= </text:span><text:span text:style-name="T37">2.7325</text:span><text:span text:style-name="T31">, p=0.0</text:span><text:span text:style-name="T34">1</text:span><text:span text:style-name="T37">368</text:span></text:p>
      <text:p text:style-name="P105"><text:span text:style-name="T37"/></text:p>
      <text:p text:style-name="P108"><text:span text:style-name="T37">S</text:span><text:span text:style-name="T31">ummary</text:span></text:p>
      <text:p text:style-name="P108"><text:span text:style-name="T47">see song type differences similar to whole brain and auditory</text:span></text:p>
      <text:p text:style-name="P108"><text:span text:style-name="T47">across session synchrony differences follow same pattern as whole brain and auditory</text:span></text:p>
      <text:p text:style-name="P108"><text:span text:style-name="T47">see some familiarity group differences:</text:span></text:p>
      <text:p text:style-name="P108"><text:span text:style-name="T47"><text:tab/>GA: see F/UF differences in W songs in ses 2 </text:span><text:span text:style-name="T48">(same pattern as GB in motor)</text:span></text:p>
      <text:p text:style-name="P108"><text:span text:style-name="T47"><text:tab/>GB: see ses1/2 differences in familiar S songs </text:span><text:span text:style-name="T48">(first S fam difference)</text:span></text:p>
      <text:p text:style-name="P108"><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52:42.472000000</meta:creation-date>
    <dc:date>2018-11-23T10:48:25.845795290</dc:date>
    <meta:editing-duration>PT6H17M6S</meta:editing-duration>
    <meta:editing-cycles>28</meta:editing-cycles>
    <meta:generator>LibreOffice/6.1.2.1$MacOSX_X86_64 LibreOffice_project/65905a128db06ba48db947242809d14d3f9a93fe</meta:generator>
    <meta:print-date>2018-10-02T11:37:30.122000000</meta:print-date>
    <dc:creator>A Sternin</dc:creator>
    <meta:document-statistic meta:table-count="0" meta:image-count="0" meta:object-count="0" meta:page-count="6" meta:paragraph-count="194" meta:word-count="1941" meta:character-count="10772" meta:non-whitespace-character-count="9004"/>
  </office:meta>
</office:document-meta>
</file>